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officeooo:rsid="00042e8d" officeooo:paragraph-rsid="0009cae0" style:font-size-asian="10pt" style:font-size-complex="10pt"/>
    </style:style>
    <style:style style:name="P2" style:family="paragraph" style:parent-style-name="Standard">
      <style:text-properties style:font-name="helvetica" fo:font-size="10pt" officeooo:rsid="0005e0f3" officeooo:paragraph-rsid="0009cae0" style:font-size-asian="10pt" style:font-size-complex="10pt"/>
    </style:style>
    <style:style style:name="P3" style:family="paragraph" style:parent-style-name="Standard">
      <style:text-properties style:font-name="helvetica" officeooo:rsid="0005e0f3" officeooo:paragraph-rsid="0009cae0"/>
    </style:style>
    <style:style style:name="P4" style:family="paragraph" style:parent-style-name="Standard">
      <style:text-properties style:font-name="helvetica" officeooo:rsid="00080245" officeooo:paragraph-rsid="0009cae0"/>
    </style:style>
    <style:style style:name="P5" style:family="paragraph" style:parent-style-name="Standard">
      <style:text-properties style:font-name="helvetica" officeooo:paragraph-rsid="0009cae0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8pt" fo:font-weight="normal" officeooo:paragraph-rsid="0009cae0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helvetica" fo:font-size="10pt" officeooo:rsid="000a8868" officeooo:paragraph-rsid="000a8868" style:font-size-asian="10pt" style:font-size-complex="10pt"/>
    </style:style>
    <style:style style:name="P8" style:family="paragraph" style:parent-style-name="Standard">
      <style:text-properties style:font-name="helvetica" fo:font-size="10pt" officeooo:rsid="009efb89" officeooo:paragraph-rsid="000b9d7f" style:font-size-asian="10pt" style:font-size-complex="10pt"/>
    </style:style>
    <style:style style:name="P9" style:family="paragraph" style:parent-style-name="Standard">
      <style:text-properties style:font-name="helvetica" officeooo:rsid="009efb89" officeooo:paragraph-rsid="000b9d7f"/>
    </style:style>
    <style:style style:name="P10" style:family="paragraph" style:parent-style-name="Standard">
      <style:text-properties style:font-name="helvetica" officeooo:rsid="009efb89" officeooo:paragraph-rsid="0010eee1"/>
    </style:style>
    <style:style style:name="P11" style:family="paragraph" style:parent-style-name="Standard">
      <style:text-properties style:font-name="helvetica" officeooo:rsid="00a3f25d" officeooo:paragraph-rsid="000b9d7f"/>
    </style:style>
    <style:style style:name="P12" style:family="paragraph" style:parent-style-name="Standard">
      <style:text-properties style:font-name="helvetica" officeooo:rsid="00a3f25d" officeooo:paragraph-rsid="00133cfd"/>
    </style:style>
    <style:style style:name="P13" style:family="paragraph" style:parent-style-name="Standard">
      <style:text-properties style:font-name="helvetica" officeooo:rsid="009fe616" officeooo:paragraph-rsid="000b9d7f"/>
    </style:style>
    <style:style style:name="P14" style:family="paragraph" style:parent-style-name="Standard">
      <style:text-properties style:font-name="helvetica" fo:font-size="12pt" officeooo:rsid="009fe616" officeooo:paragraph-rsid="000b9d7f" style:font-size-asian="12pt" style:font-size-complex="12pt"/>
    </style:style>
    <style:style style:name="P15" style:family="paragraph" style:parent-style-name="Standard">
      <style:text-properties style:font-name="helvetica" fo:font-size="12pt" officeooo:rsid="009efb89" officeooo:paragraph-rsid="000b9d7f" style:font-size-asian="12pt" style:font-size-complex="12pt"/>
    </style:style>
    <style:style style:name="P16" style:family="paragraph" style:parent-style-name="Standard">
      <style:text-properties style:font-name="helvetica" fo:font-size="12pt" officeooo:rsid="009efb89" officeooo:paragraph-rsid="00126e4c" style:font-size-asian="12pt" style:font-size-complex="12pt"/>
    </style:style>
    <style:style style:name="P17" style:family="paragraph" style:parent-style-name="Standard">
      <style:text-properties style:font-name="helvetica" fo:font-size="12pt" officeooo:rsid="000a8868" officeooo:paragraph-rsid="000a8868" style:font-size-asian="12pt" style:font-size-complex="12pt"/>
    </style:style>
    <style:style style:name="P18" style:family="paragraph" style:parent-style-name="Standard">
      <style:text-properties style:font-name="helvetica" fo:font-size="12pt" officeooo:rsid="009efb89" officeooo:paragraph-rsid="000b9d7f" style:font-size-asian="10.5pt" style:font-size-complex="12pt"/>
    </style:style>
    <style:style style:name="P19" style:family="paragraph" style:parent-style-name="Standard">
      <style:text-properties style:font-name="helvetica" officeooo:rsid="0010eee1" officeooo:paragraph-rsid="0010eee1"/>
    </style:style>
    <style:style style:name="P20" style:family="paragraph" style:parent-style-name="Standard">
      <style:text-properties style:font-name="helvetica" officeooo:rsid="00126e4c" officeooo:paragraph-rsid="00126e4c"/>
    </style:style>
    <style:style style:name="P21" style:family="paragraph" style:parent-style-name="Standard">
      <style:paragraph-properties fo:break-before="page"/>
      <style:text-properties style:font-name="helvetica" fo:font-size="12pt" officeooo:rsid="009efb89" officeooo:paragraph-rsid="000a8868" style:font-size-asian="12pt" style:font-size-complex="12pt"/>
    </style:style>
    <style:style style:name="P22" style:family="paragraph" style:parent-style-name="Standard">
      <style:paragraph-properties fo:break-before="page"/>
      <style:text-properties style:font-name="helvetica" fo:font-size="12pt" officeooo:rsid="000a8868" officeooo:paragraph-rsid="000a8868" style:font-size-asian="12pt" style:font-size-complex="12pt"/>
    </style:style>
    <style:style style:name="P23" style:family="paragraph">
      <style:paragraph-properties fo:text-align="center"/>
    </style:style>
    <style:style style:name="T1" style:family="text">
      <style:text-properties officeooo:rsid="00042e8d"/>
    </style:style>
    <style:style style:name="T2" style:family="text">
      <style:text-properties officeooo:rsid="00a3f25d"/>
    </style:style>
    <style:style style:name="T3" style:family="text">
      <style:text-properties officeooo:rsid="00a06831"/>
    </style:style>
    <style:style style:name="T4" style:family="text">
      <style:text-properties officeooo:rsid="000e7169"/>
    </style:style>
    <style:style style:name="T5" style:family="text">
      <style:text-properties officeooo:rsid="0010eee1"/>
    </style:style>
    <style:style style:name="T6" style:family="text">
      <style:text-properties officeooo:rsid="00126e4c"/>
    </style:style>
    <style:style style:name="T7" style:family="text">
      <style:text-properties officeooo:rsid="00133cfd"/>
    </style:style>
    <style:style style:name="T8" style:family="text">
      <style:text-properties officeooo:rsid="00185f8b"/>
    </style:style>
    <style:style style:name="T9" style:family="text">
      <style:text-properties officeooo:rsid="00196225"/>
    </style:style>
    <style:style style:name="gr1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line text:anchor-type="paragraph" draw:z-index="0" draw:name="Form1" draw:style-name="gr1" draw:text-style-name="P23" svg:x1="2.955cm" svg:y1="0.032cm" svg:x2="15.322cm" svg:y2="0.032cm"><text:p/></draw:line>Sicherheit von Webanwendungen</text:p>
      <text:p text:style-name="P5"><draw:line text:anchor-type="paragraph" draw:z-index="1" draw:name="Form1" draw:style-name="gr1" draw:text-style-name="P23" svg:x1="2.942cm" svg:y1="0.032cm" svg:x2="15.309cm" svg:y2="0.032cm"><text:p/></draw:line></text:p>
      <text:p text:style-name="P5"/>
      <text:p text:style-name="P5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xy.12.2017</text:p>
      <text:p text:style-name="P5"/>
      <text:p text:style-name="P1"/>
      <text:p text:style-name="P1"/>
      <text:p text:style-name="P1"/>
      <text:p text:style-name="P1"/>
      <text:p text:style-name="P1"/>
      <text:p text:style-name="P2">Erstellt an der Hochschule Emden/Leer im Rahmen der des Moduls „Spezielle Verfahren in der IT-Sicherheit“ im Wintersemester 2017/2018 <text:span text:style-name="T1">von: Tobias Boge, Pascal Schmidt, Ansgar Pfeifer, Janek Rahrt.</text:span></text:p>
      <text:p text:style-name="P2">Alle Rechte an diesem Handout liegen bei den Autoren.</text:p>
      <text:p text:style-name="P22">Placeholder Inhaltsverzeichnis</text:p>
      <text:p text:style-name="P17"/>
      <text:p text:style-name="P17"/>
      <text:p text:style-name="P17"/>
      <text:p text:style-name="P17"/>
      <text:p text:style-name="P15">1 <text:span text:style-name="T4">Einleitung [Wer auch immer]</text:span></text:p>
      <text:p text:style-name="P15"/>
      <text:p text:style-name="P15"/>
      <text:p text:style-name="P15">2 Historie <text:span text:style-name="T6">[Tobias]</text:span></text:p>
      <text:p text:style-name="P16">2.<text:span text:style-name="T3">1</text:span> BTX-Hack <text:span text:style-name="T6">[Tobias]</text:span></text:p>
      <text:p text:style-name="P15"/>
      <text:p text:style-name="P9"/>
      <text:p text:style-name="P12">3 Web Hacking <text:span text:style-name="T7">[Ansgar]</text:span></text:p>
      <text:p text:style-name="P9"/>
      <text:p text:style-name="P9"/>
      <text:p text:style-name="P10"><text:span text:style-name="T8">4</text:span> Cross-Site-Scripting <text:span text:style-name="T6">[Ansgar]</text:span></text:p>
      <text:p text:style-name="P9"/>
      <text:p text:style-name="P9"/>
      <text:p text:style-name="P10"><text:span text:style-name="T2">5</text:span> SQL-Injection <text:span text:style-name="T5">(kurz) [Ansgar]</text:span></text:p>
      <text:p text:style-name="P10"/>
      <text:p text:style-name="P10"/>
      <text:p text:style-name="P19"><text:span text:style-name="T8">6 </text:span>DOS <text:span text:style-name="T6">[Pascal]</text:span></text:p>
      <text:p text:style-name="P19"/>
      <text:p text:style-name="P19"/>
      <text:p text:style-name="P19"><text:span text:style-name="T8">7 </text:span>Phishing <text:span text:style-name="T6">[Pascal]</text:span></text:p>
      <text:p text:style-name="P19"/>
      <text:p text:style-name="P19"/>
      <text:p text:style-name="P19"><text:span text:style-name="T8">8 </text:span>SE <text:span text:style-name="T6">[Tobias]</text:span></text:p>
      <text:p text:style-name="P19"/>
      <text:p text:style-name="P19"/>
      <text:p text:style-name="P20"><text:span text:style-name="T8">9 </text:span>Alphabet <text:span text:style-name="T9">(</text:span>kurz<text:span text:style-name="T9">)</text:span> [Pascal]</text:p>
      <text:p text:style-name="P9"/>
      <text:p text:style-name="P11"/>
      <text:p text:style-name="P11"><text:span text:style-name="T8">10</text:span> Sicherheit und Kryptographie im Internet <text:span text:style-name="T7">[Janek]</text:span></text:p>
      <text:p text:style-name="P9"/>
      <text:p text:style-name="P9"/>
      <text:p text:style-name="P9"/>
      <text:p text:style-name="P13"/>
      <text:p text:style-name="P13"/>
      <text:p text:style-name="P9"/>
      <text:p text:style-name="P1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40:17.391999800</meta:creation-date>
    <dc:date>2017-10-23T17:21:01.881755551</dc:date>
    <meta:editing-duration>PT2H12M10S</meta:editing-duration>
    <meta:editing-cycles>13</meta:editing-cycles>
    <meta:generator>LibreOffice/5.3.6.1$Linux_X86_64 LibreOffice_project/30m0$Build-1</meta:generator>
    <meta:document-statistic meta:table-count="0" meta:image-count="0" meta:object-count="0" meta:page-count="3" meta:paragraph-count="16" meta:word-count="84" meta:character-count="594" meta:non-whitespace-character-count="526"/>
  </office:meta>
</office:document-meta>
</file>